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rtowRequestUpgradeStrategy.upgradeHttpToWebSocket( HttpServletRequest request , HttpServletResponse response , ServerEndpointConfig endpointConfig , Map &lt; String , String &gt; path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RequestUpgradeStrategy.getSupported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